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00B0F0"/>
    </style:style>
    <style:style style:name="ce13" style:family="table-cell" style:parent-style-name="Default" style:data-style-name="N19">
      <style:table-cell-properties fo:border="thin solid #000000" fo:background-color="#00B0F0"/>
    </style:style>
    <style:style style:name="ce14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00B0F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4" table:number-rows-spanned="1" table:style-name="ce14">
            <text:p>histórico de versõ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5">
            <text:p>data</text:p>
          </table:table-cell>
          <table:table-cell office:value-type="string" table:style-name="ce15">
            <text:p>versão</text:p>
          </table:table-cell>
          <table:table-cell office:value-type="string" table:style-name="ce15">
            <text:p>descrição</text:p>
          </table:table-cell>
          <table:table-cell office:value-type="string" table:style-name="ce15">
            <text:p>Autor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6-03-21T00:00:00" table:style-name="ce13">
            <text:p>21/03/2016</text:p>
          </table:table-cell>
          <table:table-cell office:value-type="string" table:style-name="ce12">
            <text:p>1.0</text:p>
          </table:table-cell>
          <table:table-cell office:value-type="string" table:style-name="ce12">
            <text:p>Criação do documento</text:p>
          </table:table-cell>
          <table:table-cell office:value-type="string" table:style-name="ce12">
            <text:p>Renan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12"/>
          <table:table-cell table:number-columns-repeated="16380" table:style-name="ce1"/>
        </table:table-row>
        <table:table-row table:style-name="ro2">
          <table:table-cell office:value-type="string" table:number-columns-spanned="6" table:number-rows-spanned="3" table:style-name="ce11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6">
            <text:p>EPIC: sistema de abertura de chamados <text:s/>IFRS - Campus Resting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6">
            <text:p>CHAPTER 1: Usuár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abrir chamado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usuário informa nome e email e seleciona o setor e descreve o chamado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listar chamado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lista todos chamados abrtos para aquele setor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feedback chamado</text:p>
          </table:table-cell>
          <table:table-cell office:value-type="string" table:style-name="ce4">
            <text:p>importante</text:p>
          </table:table-cell>
          <table:table-cell table:style-name="ce4"/>
          <table:table-cell office:value-type="string" table:style-name="ce4">
            <text:p>cada vez que for alterado o status do chamado o usuário que <text:s/>o abriu recebe um email com a informação.</text:p>
          </table:table-cell>
          <table:table-cell table:number-columns-repeated="16379" table:style-name="ce1"/>
        </table:table-row>
        <table:table-row table:style-name="ro2">
          <table:table-cell table:style-name="ce9"/>
          <table:table-cell office:value-type="string" table:style-name="ce4">
            <text:p><text:s/></text:p>
          </table:table-cell>
          <table:table-cell table:number-columns-repeated="4" table:style-name="ce4"/>
          <table:table-cell table:number-columns-repeated="16378"/>
        </table:table-row>
        <table:table-row table:number-rows-repeated="4" table:style-name="ro2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">
            <text:p>CHAPTER 2: Servidor<text:s/>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cadastrar Servidor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1">
            <text:p>administrador informa dados para incluir servidor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listar Servidores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8">
            <text:p>lista de servidores cadastrados por setor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excluir servidor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administrador exclui servidor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Alterar Servidor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administrador seleciona na lista e altera servidor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alterar status chamado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servidor atende ao chamado e vai mudando as fases do atendimento(em atendimento, aguardando material e resolvido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">
            <text:p>CHAPTER 3: Set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cadastrar setor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administrador informa dados para incluir setor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listar Setores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lista de setores cadastrados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4">
            <text:p>excluir Setor</text:p>
          </table:table-cell>
          <table:table-cell office:value-type="string" table:style-name="ce4">
            <text:p>critico</text:p>
          </table:table-cell>
          <table:table-cell table:style-name="ce4"/>
          <table:table-cell office:value-type="string" table:style-name="ce4">
            <text:p>exclui setor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4">
            <text:p>Atualizar Setor</text:p>
          </table:table-cell>
          <table:table-cell office:value-type="string" table:style-name="ce4">
            <text:p>importante</text:p>
          </table:table-cell>
          <table:table-cell table:style-name="ce4"/>
          <table:table-cell office:value-type="string" table:style-name="ce4">
            <text:p>atualiza setor</text:p>
          </table:table-cell>
          <table:table-cell table:style-name="ce4"/>
          <table:table-cell table:number-columns-repeated="16378"/>
        </table:table-row>
        <table:table-row table:number-rows-repeated="4" table:style-name="ro2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">
            <text:p>CHAPTER 4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4">
            <text:p>relatório chamados<text:s/>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number-rows-repeated="4" table:style-name="ro2">
          <table:table-cell table:number-columns-repeated="6" table:style-name="ce4"/>
          <table:table-cell table:number-columns-repeated="16378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RCIO ALEXANDRE RODRIGUEZ DE RODRIGUES</meta:initial-creator>
    <dc:creator>renan</dc:creator>
    <meta:creation-date>2015-09-03T13:20:20Z</meta:creation-date>
    <dc:date>2016-03-21T20:05:57Z</dc:date>
    <meta:editing-cycles>9</meta:editing-cycles>
    <meta:editing-duration>PT5506S</meta:editing-duration>
  </office:meta>
</office:document-meta>
</file>